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Lohit Hindi" svg:font-family="'Lohit Hindi'" style:font-family-generic="roman"/>
    <style:font-face style:name="Trebuchet MS" svg:font-family="'Trebuchet MS'" style:font-family-generic="roman"/>
    <style:font-face style:name="ＭＳ Ｐゴシック" svg:font-family="'ＭＳ Ｐゴシック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0111d3" officeooo:paragraph-rsid="000111d3"/>
    </style:style>
    <style:style style:name="P2" style:family="paragraph" style:parent-style-name="Standard">
      <style:text-properties fo:font-weight="bold" officeooo:rsid="000111d3" officeooo:paragraph-rsid="000111d3" style:font-weight-asian="bold" style:font-weight-complex="bold"/>
    </style:style>
    <style:style style:name="P3" style:family="paragraph" style:parent-style-name="Standard">
      <style:text-properties fo:font-weight="bold" officeooo:rsid="0001ae86" officeooo:paragraph-rsid="0001ae86" style:font-weight-asian="bold" style:font-weight-complex="bold"/>
    </style:style>
    <style:style style:name="P4" style:family="paragraph" style:parent-style-name="Standard">
      <style:text-properties officeooo:rsid="0001ae86" officeooo:paragraph-rsid="0001ae86"/>
    </style:style>
    <style:style style:name="P5" style:family="paragraph" style:parent-style-name="Standard">
      <style:text-properties fo:font-weight="normal" officeooo:rsid="0001ae86" officeooo:paragraph-rsid="0001ae86" style:font-weight-asian="normal" style:font-weight-complex="normal"/>
    </style:style>
    <style:style style:name="P6" style:family="paragraph" style:parent-style-name="Standard">
      <style:text-properties fo:color="#579d1c" fo:font-weight="bold" officeooo:rsid="000111d3" officeooo:paragraph-rsid="000111d3" style:font-weight-asian="bold" style:font-weight-complex="bold"/>
    </style:style>
    <style:style style:name="P7" style:family="paragraph" style:parent-style-name="Standard">
      <style:text-properties fo:color="#579d1c" fo:font-weight="bold" officeooo:rsid="0001ae86" officeooo:paragraph-rsid="0001ae86" style:font-weight-asian="bold" style:font-weight-complex="bold"/>
    </style:style>
    <style:style style:name="P8" style:family="paragraph" style:parent-style-name="Standard">
      <style:text-properties fo:color="#579d1c" officeooo:rsid="000111d3" officeooo:paragraph-rsid="000111d3"/>
    </style:style>
    <style:style style:name="P9" style:family="paragraph" style:parent-style-name="Standard">
      <style:text-properties fo:color="#579d1c" officeooo:rsid="0001ae86" officeooo:paragraph-rsid="0001ae86"/>
    </style:style>
    <style:style style:name="P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officeooo:rsid="000111d3" officeooo:paragraph-rsid="000111d3" style:font-weight-asian="bold" style:font-weight-complex="bold"/>
    </style:style>
    <style:style style:name="P11" style:family="paragraph" style:parent-style-name="Standard">
      <style:text-properties officeooo:rsid="000410bc" officeooo:paragraph-rsid="000410bc"/>
    </style:style>
    <style:style style:name="P12" style:family="paragraph" style:parent-style-name="Standard">
      <style:text-properties officeooo:paragraph-rsid="000111d3"/>
    </style:style>
    <style:style style:name="P13" style:family="paragraph" style:parent-style-name="Standard">
      <style:text-properties fo:color="#579d1c" fo:font-weight="bold" officeooo:rsid="000111d3" officeooo:paragraph-rsid="000111d3" style:font-weight-asian="bold" style:font-weight-complex="bold"/>
    </style:style>
    <style:style style:name="P14" style:family="paragraph" style:parent-style-name="Standard">
      <style:text-properties fo:color="#579d1c" fo:font-weight="bold" officeooo:rsid="0001ae86" officeooo:paragraph-rsid="0001ae86" style:font-weight-asian="bold" style:font-weight-complex="bold"/>
    </style:style>
    <style:style style:name="P15" style:family="paragraph" style:parent-style-name="emertxe_7e_LT_7e_Titel">
      <style:text-properties officeooo:rsid="000111d3" officeooo:paragraph-rsid="000111d3"/>
    </style:style>
    <style:style style:name="T1" style:family="text">
      <style:text-properties style:font-name="Trebuchet MS"/>
    </style:style>
    <style:style style:name="T2" style:family="text">
      <style:text-properties officeooo:rsid="000111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>Android Syllabus</text:p>
      <text:p text:style-name="P10"/>
      <text:p text:style-name="P2"/>
      <text:p text:style-name="P2"/>
      <text:p text:style-name="P6">Basics of Android</text:p>
      <text:p text:style-name="P1"/>
      <text:p text:style-name="P1">What is Android</text:p>
      <text:p text:style-name="P1">History and Version</text:p>
      <text:p text:style-name="P1">Installing softwares</text:p>
      <text:p text:style-name="P1">Setup Eclipse</text:p>
      <text:p text:style-name="P1">Hello Android example</text:p>
      <text:p text:style-name="P1">Internal Details</text:p>
      <text:p text:style-name="P1">Dalvik VM</text:p>
      <text:p text:style-name="P1">Software Stack</text:p>
      <text:p text:style-name="P1">Android Core Building Blocks</text:p>
      <text:p text:style-name="P1">Android Emulator</text:p>
      <text:p text:style-name="P1">AndroidManifest.xml</text:p>
      <text:p text:style-name="P1">R.java file</text:p>
      <text:p text:style-name="P1">Hide Title Bar</text:p>
      <text:p text:style-name="P1">Screen Orientation </text:p>
      <text:p text:style-name="P1"/>
      <text:p text:style-name="P6">UI Widgets</text:p>
      <text:p text:style-name="P8"/>
      <text:p text:style-name="P1">Working with Button</text:p>
      <text:p text:style-name="P1">Toast</text:p>
      <text:p text:style-name="P1">Custom Toast</text:p>
      <text:p text:style-name="P1">Button</text:p>
      <text:p text:style-name="P1">Toggle Button</text:p>
      <text:p text:style-name="P1">Switch Button</text:p>
      <text:p text:style-name="P1">Image Button</text:p>
      <text:p text:style-name="P1">CheckBox</text:p>
      <text:p text:style-name="P1">AlertDialog</text:p>
      <text:p text:style-name="P1">Spinner</text:p>
      <text:p text:style-name="P1">AutoCompleteTextView</text:p>
      <text:p text:style-name="P1">RatingBar</text:p>
      <text:p text:style-name="P1">DatePicker</text:p>
      <text:p text:style-name="P1">TimePicker</text:p>
      <text:p text:style-name="P1">ProgressBar</text:p>
      <text:p text:style-name="P1">Quick Contact Budge</text:p>
      <text:p text:style-name="P1">Analog Clock and Digital Clock</text:p>
      <text:p text:style-name="P1">Working with hardware Button</text:p>
      <text:p text:style-name="P1">File Download </text:p>
      <text:p text:style-name="P1"/>
      <text:p text:style-name="P6">Activity, Intent &amp; Fragment</text:p>
      <text:p text:style-name="P1"/>
      <text:p text:style-name="P1">Activity Lifecycle</text:p>
      <text:p text:style-name="P1">Activity Example</text:p>
      <text:p text:style-name="P1">Implicit Intent</text:p>
      <text:p text:style-name="P1">Explicit Intent</text:p>
      <text:p text:style-name="P1">Fragment Lifecycle</text:p>
      <text:p text:style-name="P12"><text:span text:style-name="T2">Fragment Example</text:span><text:span text:style-name="T1">Android</text:span></text:p>
      <text:p text:style-name="P1"><text:soft-page-break/></text:p>
      <text:p text:style-name="P1">Dynamic Fragment </text:p>
      <text:p text:style-name="P1"/>
      <text:p text:style-name="P6">Android Menu</text:p>
      <text:p text:style-name="P1"/>
      <text:p text:style-name="P1">Option Menu</text:p>
      <text:p text:style-name="P1">Context Menu</text:p>
      <text:p text:style-name="P1">Popup Menu </text:p>
      <text:p text:style-name="P1"/>
      <text:p text:style-name="P6">Layout Manager</text:p>
      <text:p text:style-name="P1"/>
      <text:p text:style-name="P1">Relative Layout</text:p>
      <text:p text:style-name="P1">Linear Layout</text:p>
      <text:p text:style-name="P1">Table Layout</text:p>
      <text:p text:style-name="P1">Grid Layout </text:p>
      <text:p text:style-name="P1"/>
      <text:p text:style-name="P6">Adaptor</text:p>
      <text:p text:style-name="P1"/>
      <text:p text:style-name="P1">Array Adaptor</text:p>
      <text:p text:style-name="P1">ArrayList Adaptor</text:p>
      <text:p text:style-name="P1">Base Adaptor </text:p>
      <text:p text:style-name="P1"/>
      <text:p text:style-name="P6">View</text:p>
      <text:p text:style-name="P1"/>
      <text:p text:style-name="P1">GridView</text:p>
      <text:p text:style-name="P1">WebView</text:p>
      <text:p text:style-name="P1">ScrollView</text:p>
      <text:p text:style-name="P1">SearchView</text:p>
      <text:p text:style-name="P1">TabHost</text:p>
      <text:p text:style-name="P1">DynamicListView</text:p>
      <text:p text:style-name="P1">ExpandedListView</text:p>
      <text:p text:style-name="P15"><text:span text:style-name="T1">Android</text:span></text:p>
      <text:p text:style-name="P1"/>
      <text:p text:style-name="P3">Advance Android</text:p>
      <text:p text:style-name="P3"/>
      <text:p text:style-name="P3"/>
      <text:p text:style-name="P7">Android Service</text:p>
      <text:p text:style-name="P3"/>
      <text:p text:style-name="P5">Android Service</text:p>
      <text:p text:style-name="P5">Android Service API</text:p>
      <text:p text:style-name="P5">Android Started Service</text:p>
      <text:p text:style-name="P5">Android Bound Service</text:p>
      <text:p text:style-name="P5">Android Service Life Cycle</text:p>
      <text:p text:style-name="P5">Android Service Example </text:p>
      <text:p text:style-name="P4"/>
      <text:p text:style-name="P7">Data Storage</text:p>
      <text:p text:style-name="P4"/>
      <text:p text:style-name="P4">Shared Preferences</text:p>
      <text:p text:style-name="P4">Internal Storage</text:p>
      <text:p text:style-name="P4">External Storage </text:p>
      <text:p text:style-name="P4"><text:soft-page-break/></text:p>
      <text:p text:style-name="P7">SQLite</text:p>
      <text:p text:style-name="P4"/>
      <text:p text:style-name="P4">SQLite API</text:p>
      <text:p text:style-name="P4">SQLite Spinner</text:p>
      <text:p text:style-name="P4">SQLite ListView </text:p>
      <text:p text:style-name="P4"/>
      <text:p text:style-name="P3">XML &amp; JSON</text:p>
      <text:p text:style-name="P4"/>
      <text:p text:style-name="P4">XML Parsing SAX</text:p>
      <text:p text:style-name="P4">XML Parsing DOM</text:p>
      <text:p text:style-name="P4">XML Pull Parser</text:p>
      <text:p text:style-name="P4">JSON Parsing </text:p>
      <text:p text:style-name="P4"/>
      <text:p text:style-name="P7">Cotent Provider</text:p>
      <text:p text:style-name="P4"/>
      <text:p text:style-name="P4">Content Proivider Fundamental</text:p>
      <text:p text:style-name="P4">Contact Content Provider</text:p>
      <text:p text:style-name="P4">Other Built-in Content Providers</text:p>
      <text:p text:style-name="P4">Creating Custom Content Provider</text:p>
      <text:p text:style-name="P4">Understanding Content URI</text:p>
      <text:p text:style-name="P4">ContentResolver</text:p>
      <text:p text:style-name="P4">Sharing Information from custom content provider </text:p>
      <text:p text:style-name="P4"/>
      <text:p text:style-name="P3">Android Notification</text:p>
      <text:p text:style-name="P4"/>
      <text:p text:style-name="P4">Notification API</text:p>
      <text:p text:style-name="P4">Creating Notification Builder</text:p>
      <text:p text:style-name="P4">Setting Notification Properties</text:p>
      <text:p text:style-name="P4">Attaching Actions</text:p>
      <text:p text:style-name="P4">Issuing Notification</text:p>
      <text:p text:style-name="P4">NotificationCompat.Builder class</text:p>
      <text:p text:style-name="P4">Android Notification Examples </text:p>
      <text:p text:style-name="P4"/>
      <text:p text:style-name="P3">Multimedia</text:p>
      <text:p text:style-name="P3"/>
      <text:p text:style-name="P4">Wallpapaer</text:p>
      <text:p text:style-name="P4">Live Wallpaper</text:p>
      <text:p text:style-name="P4">Multimedia API</text:p>
      <text:p text:style-name="P4">Playing Audio</text:p>
      <text:p text:style-name="P4">Creating Audio Player</text:p>
      <text:p text:style-name="P4">Playing Video</text:p>
      <text:p text:style-name="P4">Alarm Manager</text:p>
      <text:p text:style-name="P4">Gallery </text:p>
      <text:p text:style-name="P4"/>
      <text:p text:style-name="P3">Speech API</text:p>
      <text:p text:style-name="P4"/>
      <text:p text:style-name="P4">TextToSpeech API</text:p>
      <text:p text:style-name="P4">TextToSpeech Example</text:p>
      <text:p text:style-name="P4">Managing speed and pitch</text:p>
      <text:p text:style-name="P4">Speech To Text </text:p>
      <text:p text:style-name="P4"/>
      <text:p text:style-name="P7"><text:soft-page-break/>Telephony API</text:p>
      <text:p text:style-name="P4"/>
      <text:p text:style-name="P4">Telephony Manager</text:p>
      <text:p text:style-name="P4">Get Call State</text:p>
      <text:p text:style-name="P4">Call State BroadcastReceiver</text:p>
      <text:p text:style-name="P4">Simple Caller Talker</text:p>
      <text:p text:style-name="P4">Making Phone Call</text:p>
      <text:p text:style-name="P4">Send SMS</text:p>
      <text:p text:style-name="P4">Send Email </text:p>
      <text:p text:style-name="P4"/>
      <text:p text:style-name="P7">Location API</text:p>
      <text:p text:style-name="P4"/>
      <text:p text:style-name="P4">Location API Fundamental</text:p>
      <text:p text:style-name="P4">Example of Android Location API</text:p>
      <text:p text:style-name="P4">Working with Google Maps </text:p>
      <text:p text:style-name="P4"/>
      <text:p text:style-name="P3">Animation</text:p>
      <text:p text:style-name="P4"/>
      <text:p text:style-name="P4">Android Animation API</text:p>
      <text:p text:style-name="P4">Android Drawable class</text:p>
      <text:p text:style-name="P4">Android Animation Example</text:p>
      <text:p text:style-name="P4">Android Rotate Animation</text:p>
      <text:p text:style-name="P4">Android Fade Animation</text:p>
      <text:p text:style-name="P4">Android Zoom Animation</text:p>
      <text:p text:style-name="P4"/>
      <text:p text:style-name="P3">Device Connectivity</text:p>
      <text:p text:style-name="P4"/>
      <text:p text:style-name="P9">Bluetooth Tutorial</text:p>
      <text:p text:style-name="P4">List Paired Devices</text:p>
      <text:p text:style-name="P9">Working with WiFi</text:p>
      <text:p text:style-name="P4">Working with Camera </text:p>
      <text:p text:style-name="P4"/>
      <text:p text:style-name="P7">Sensor</text:p>
      <text:p text:style-name="P4"/>
      <text:p text:style-name="P4">Sensor API</text:p>
      <text:p text:style-name="P4">Motion Sensor</text:p>
      <text:p text:style-name="P4">Position Sensor</text:p>
      <text:p text:style-name="P4">Environmental Sensor</text:p>
      <text:p text:style-name="P4">Sensor Values</text:p>
      <text:p text:style-name="P4">SensorManager class</text:p>
      <text:p text:style-name="P4">Sensor Class</text:p>
      <text:p text:style-name="P4">SensorEvent class</text:p>
      <text:p text:style-name="P4">SensorEventListener interface</text:p>
      <text:p text:style-name="P4">Compass Acceslerometer and Orientation Sensors</text:p>
      <text:p text:style-name="P4">Sensor Examples </text:p>
      <text:p text:style-name="P4"/>
      <text:p text:style-name="P3"/>
      <text:p text:style-name="P3">Android Graphics</text:p>
      <text:p text:style-name="P3"/>
      <text:p text:style-name="P4">Graphics API</text:p>
      <text:p text:style-name="P4">2D Graphics</text:p>
      <text:p text:style-name="P4">android.graphics.Canvas</text:p>
      <text:p text:style-name="P4"><text:soft-page-break/>android.graphics.Paint class </text:p>
      <text:p text:style-name="P4"/>
      <text:p text:style-name="P3">Android P2P Communication</text:p>
      <text:p text:style-name="P4"/>
      <text:p text:style-name="P4">Introducing Instant Messaging</text:p>
      <text:p text:style-name="P4">Using the GTalk Service</text:p>
      <text:p text:style-name="P4">Monitoring the Roste for Changes</text:p>
      <text:p text:style-name="P4">Sending and Receiving Data Messages</text:p>
      <text:p text:style-name="P4">Transmitting Data Messages</text:p>
      <text:p text:style-name="P4">Receiving Data Messages </text:p>
      <text:p text:style-name="P4"/>
      <text:p text:style-name="P4"/>
      <text:p text:style-name="P4"/>
      <text:p text:style-name="P3">Android Web Services</text:p>
      <text:p text:style-name="P4"/>
      <text:p text:style-name="P4">What is web service</text:p>
      <text:p text:style-name="P4">Soap Vs Restful web service</text:p>
      <text:p text:style-name="P4">Android Restful web service example with java servlet</text:p>
      <text:p text:style-name="P4">Storing data into external oracle database</text:p>
      <text:p text:style-name="P4">Verifying data in android with external oracle database </text:p>
      <text:p text:style-name="P4"/>
      <text:p text:style-name="P3">Android Google Map</text:p>
      <text:p text:style-name="P4"/>
      <text:p text:style-name="P4">Android Map V2 API</text:p>
      <text:p text:style-name="P4">Adding Map</text:p>
      <text:p text:style-name="P4">Customizing Map</text:p>
      <text:p text:style-name="P4">GoogleMap class</text:p>
      <text:p text:style-name="P4">Android Google Map Application </text:p>
      <text:p text:style-name="P4"/>
      <text:p text:style-name="P4"/>
      <text:p text:style-name="P3">Project Developmen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Lohit Hindi" svg:font-family="'Lohit Hindi'" style:font-family-generic="roman"/>
    <style:font-face style:name="Trebuchet MS" svg:font-family="'Trebuchet MS'" style:font-family-generic="roman"/>
    <style:font-face style:name="ＭＳ Ｐゴシック" svg:font-family="'ＭＳ Ｐゴシック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shadow" style:display-name="Object with shadow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ext_20_body_20_justified" style:display-name="Text body justifie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24pt" style:font-name-asian="DejaVu Sans" style:font-family-asian="'DejaVu Sans'" style:font-family-generic-asian="system" style:font-pitch-asian="variable" style:font-size-asian="24pt" style:font-name-complex="Liberation Sans1" style:font-family-complex="'Liberation Sans'" style:font-family-generic-complex="system" style:font-pitch-complex="variable" style:font-size-complex="12pt"/>
    </style:style>
    <style:style style:name="Title2" style:family="paragraph" style:default-outline-level="">
      <style:paragraph-properties fo:margin-left="0cm" fo:margin-right="0.199cm" fo:margin-top="0.101cm" fo:margin-bottom="0.101cm" style:contextual-spacing="false" fo:text-align="center" style:justify-single-word="false" fo:orphans="2" fo:widows="2" fo:text-indent="0cm" style:auto-text-indent="false" style:writing-mode="lr-tb"/>
      <style:text-properties style:font-name="Liberation Serif" fo:font-family="'Liberation Serif'" style:font-family-generic="roman" style:font-pitch="variable" fo:font-size="36pt" style:font-name-asian="DejaVu Sans" style:font-family-asian="'DejaVu Sans'" style:font-family-generic-asian="system" style:font-pitch-asian="variable" style:font-size-asian="36pt" style:font-name-complex="Liberation Sans1" style:font-family-complex="'Liberation Sans'" style:font-family-generic-complex="system" style:font-pitch-complex="variable" style:font-size-complex="12pt"/>
    </style:style>
    <style:style style:name="Dimension_20_Line" style:display-name="Dimension Lin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ertxe_7e_LT_7e_Gliederung_20_1" style:display-name="emertxe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ertxe_7e_LT_7e_Gliederung_20_2" style:display-name="emertxe~LT~Gliederung 2" style:family="paragraph" style:parent-style-name="emertxe_7e_LT_7e_Gliederung_20_1" style:default-outline-level="">
      <style:paragraph-properties fo:margin-top="0cm" fo:margin-bottom="0.4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emertxe_7e_LT_7e_Gliederung_20_3" style:display-name="emertxe~LT~Gliederung 3" style:family="paragraph" style:parent-style-name="emertxe_7e_LT_7e_Gliederung_20_2" style:default-outline-level="">
      <style:paragraph-properties fo:margin-top="0cm" fo:margin-bottom="0.3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emertxe_7e_LT_7e_Gliederung_20_4" style:display-name="emertxe~LT~Gliederung 4" style:family="paragraph" style:parent-style-name="emertxe_7e_LT_7e_Gliederung_20_3" style:default-outline-level="">
      <style:paragraph-properties fo:margin-top="0cm" fo:margin-bottom="0.199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emertxe_7e_LT_7e_Gliederung_20_5" style:display-name="emertxe~LT~Gliederung 5" style:family="paragraph" style:parent-style-name="emertxe_7e_LT_7e_Gliederung_20_4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emertxe_7e_LT_7e_Gliederung_20_6" style:display-name="emertxe~LT~Gliederung 6" style:family="paragraph" style:parent-style-name="emertxe_7e_LT_7e_Gliederung_20_5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emertxe_7e_LT_7e_Gliederung_20_7" style:display-name="emertxe~LT~Gliederung 7" style:family="paragraph" style:parent-style-name="emertxe_7e_LT_7e_Gliederung_20_6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emertxe_7e_LT_7e_Gliederung_20_8" style:display-name="emertxe~LT~Gliederung 8" style:family="paragraph" style:parent-style-name="emertxe_7e_LT_7e_Gliederung_20_7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ertxe_7e_LT_7e_Gliederung_20_9" style:display-name="emertxe~LT~Gliederung 9" style:family="paragraph" style:parent-style-name="emertxe_7e_LT_7e_Gliederung_20_8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ertxe_7e_LT_7e_Titel" style:display-name="emertx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ertxe_7e_LT_7e_Untertitel" style:display-name="emertx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ertxe_7e_LT_7e_Notizen" style:display-name="emertx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ertxe_7e_LT_7e_Hintergrundobjekte" style:display-name="emertx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ertxe_7e_LT_7e_Hintergrund" style:display-name="emertx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ertxe1_7e_LT_7e_Gliederung_20_1" style:display-name="emertxe1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ertxe1_7e_LT_7e_Gliederung_20_2" style:display-name="emertxe1~LT~Gliederung 2" style:family="paragraph" style:parent-style-name="emertxe1_7e_LT_7e_Gliederung_20_1" style:default-outline-level="">
      <style:paragraph-properties fo:margin-top="0cm" fo:margin-bottom="0.4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mertxe1_7e_LT_7e_Gliederung_20_3" style:display-name="emertxe1~LT~Gliederung 3" style:family="paragraph" style:parent-style-name="emertxe1_7e_LT_7e_Gliederung_20_2" style:default-outline-level="">
      <style:paragraph-properties fo:margin-top="0cm" fo:margin-bottom="0.3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mertxe1_7e_LT_7e_Gliederung_20_4" style:display-name="emertxe1~LT~Gliederung 4" style:family="paragraph" style:parent-style-name="emertxe1_7e_LT_7e_Gliederung_20_3" style:default-outline-level="">
      <style:paragraph-properties fo:margin-top="0cm" fo:margin-bottom="0.199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ertxe1_7e_LT_7e_Gliederung_20_5" style:display-name="emertxe1~LT~Gliederung 5" style:family="paragraph" style:parent-style-name="emertxe1_7e_LT_7e_Gliederung_20_4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ertxe1_7e_LT_7e_Gliederung_20_6" style:display-name="emertxe1~LT~Gliederung 6" style:family="paragraph" style:parent-style-name="emertxe1_7e_LT_7e_Gliederung_20_5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ertxe1_7e_LT_7e_Gliederung_20_7" style:display-name="emertxe1~LT~Gliederung 7" style:family="paragraph" style:parent-style-name="emertxe1_7e_LT_7e_Gliederung_20_6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ertxe1_7e_LT_7e_Gliederung_20_8" style:display-name="emertxe1~LT~Gliederung 8" style:family="paragraph" style:parent-style-name="emertxe1_7e_LT_7e_Gliederung_20_7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ertxe1_7e_LT_7e_Gliederung_20_9" style:display-name="emertxe1~LT~Gliederung 9" style:family="paragraph" style:parent-style-name="emertxe1_7e_LT_7e_Gliederung_20_8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ertxe1_7e_LT_7e_Titel" style:display-name="emertxe1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ertxe1_7e_LT_7e_Untertitel" style:display-name="emertxe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ertxe1_7e_LT_7e_Notizen" style:display-name="emertxe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ertxe1_7e_LT_7e_Hintergrundobjekte" style:display-name="emertx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ertxe1_7e_LT_7e_Hintergrund" style:display-name="emertxe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ertxe2_7e_LT_7e_Gliederung_20_1" style:display-name="emertxe2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ertxe2_7e_LT_7e_Gliederung_20_2" style:display-name="emertxe2~LT~Gliederung 2" style:family="paragraph" style:parent-style-name="emertxe2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mertxe2_7e_LT_7e_Gliederung_20_3" style:display-name="emertxe2~LT~Gliederung 3" style:family="paragraph" style:parent-style-name="emertxe2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mertxe2_7e_LT_7e_Gliederung_20_4" style:display-name="emertxe2~LT~Gliederung 4" style:family="paragraph" style:parent-style-name="emertxe2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ertxe2_7e_LT_7e_Gliederung_20_5" style:display-name="emertxe2~LT~Gliederung 5" style:family="paragraph" style:parent-style-name="emertxe2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ertxe2_7e_LT_7e_Gliederung_20_6" style:display-name="emertxe2~LT~Gliederung 6" style:family="paragraph" style:parent-style-name="emertxe2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ertxe2_7e_LT_7e_Gliederung_20_7" style:display-name="emertxe2~LT~Gliederung 7" style:family="paragraph" style:parent-style-name="emertxe2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ertxe2_7e_LT_7e_Gliederung_20_8" style:display-name="emertxe2~LT~Gliederung 8" style:family="paragraph" style:parent-style-name="emertxe2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ertxe2_7e_LT_7e_Gliederung_20_9" style:display-name="emertxe2~LT~Gliederung 9" style:family="paragraph" style:parent-style-name="emertxe2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ertxe2_7e_LT_7e_Titel" style:display-name="emertxe2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ertxe2_7e_LT_7e_Untertitel" style:display-name="emertxe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ertxe2_7e_LT_7e_Notizen" style:display-name="emertxe2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ertxe2_7e_LT_7e_Hintergrundobjekte" style:display-name="emertx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ertxe2_7e_LT_7e_Hintergrund" style:display-name="emertxe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ertxe3_7e_LT_7e_Gliederung_20_1" style:display-name="emertxe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ertxe3_7e_LT_7e_Gliederung_20_2" style:display-name="emertxe3~LT~Gliederung 2" style:family="paragraph" style:parent-style-name="emertxe3_7e_LT_7e_Gliederung_20_1" style:default-outline-level="">
      <style:paragraph-properties fo:margin-top="0cm" fo:margin-bottom="0.4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mertxe3_7e_LT_7e_Gliederung_20_3" style:display-name="emertxe3~LT~Gliederung 3" style:family="paragraph" style:parent-style-name="emertxe3_7e_LT_7e_Gliederung_20_2" style:default-outline-level="">
      <style:paragraph-properties fo:margin-top="0cm" fo:margin-bottom="0.3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mertxe3_7e_LT_7e_Gliederung_20_4" style:display-name="emertxe3~LT~Gliederung 4" style:family="paragraph" style:parent-style-name="emertxe3_7e_LT_7e_Gliederung_20_3" style:default-outline-level="">
      <style:paragraph-properties fo:margin-top="0cm" fo:margin-bottom="0.199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ertxe3_7e_LT_7e_Gliederung_20_5" style:display-name="emertxe3~LT~Gliederung 5" style:family="paragraph" style:parent-style-name="emertxe3_7e_LT_7e_Gliederung_20_4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ertxe3_7e_LT_7e_Gliederung_20_6" style:display-name="emertxe3~LT~Gliederung 6" style:family="paragraph" style:parent-style-name="emertxe3_7e_LT_7e_Gliederung_20_5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ertxe3_7e_LT_7e_Gliederung_20_7" style:display-name="emertxe3~LT~Gliederung 7" style:family="paragraph" style:parent-style-name="emertxe3_7e_LT_7e_Gliederung_20_6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ertxe3_7e_LT_7e_Gliederung_20_8" style:display-name="emertxe3~LT~Gliederung 8" style:family="paragraph" style:parent-style-name="emertxe3_7e_LT_7e_Gliederung_20_7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ertxe3_7e_LT_7e_Gliederung_20_9" style:display-name="emertxe3~LT~Gliederung 9" style:family="paragraph" style:parent-style-name="emertxe3_7e_LT_7e_Gliederung_20_8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ertxe3_7e_LT_7e_Titel" style:display-name="emertxe3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ertxe3_7e_LT_7e_Untertitel" style:display-name="emertx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ertxe3_7e_LT_7e_Notizen" style:display-name="emertxe3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ertxe3_7e_LT_7e_Hintergrundobjekte" style:display-name="emertx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ertxe3_7e_LT_7e_Hintergrund" style:display-name="emertx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8_7e_LT_7e_Gliederung_20_1" style:display-name="Title8~LT~Gliederung 1" style:family="paragraph" style:default-outline-level="">
      <style:paragraph-properties fo:margin-left="0cm" fo:margin-right="0cm" fo:margin-top="0.31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4e3b30" style:text-outline="false" style:text-line-through-style="none" style:text-line-through-type="none" style:font-name="ＭＳ Ｐゴシック" fo:font-family="'ＭＳ Ｐゴシック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8_7e_LT_7e_Gliederung_20_2" style:display-name="Title8~LT~Gliederung 2" style:family="paragraph" style:parent-style-name="Title8_7e_LT_7e_Gliederung_20_1" style:default-outline-level="">
      <style:paragraph-properties fo:margin-left="0cm" fo:margin-right="0cm" fo:margin-top="0.272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e3b30" style:text-outline="false" style:text-line-through-style="none" style:text-line-through-type="none" style:font-name="ＭＳ Ｐゴシック" fo:font-family="'ＭＳ Ｐゴシック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8_7e_LT_7e_Gliederung_20_3" style:display-name="Title8~LT~Gliederung 3" style:family="paragraph" style:parent-style-name="Title8_7e_LT_7e_Gliederung_20_2" style:default-outline-level="">
      <style:paragraph-properties fo:margin-left="0cm" fo:margin-right="0cm" fo:margin-top="0.233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e3b30" style:text-outline="false" style:text-line-through-style="none" style:text-line-through-type="none" style:font-name="ＭＳ Ｐゴシック" fo:font-family="'ＭＳ Ｐゴシック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8_7e_LT_7e_Gliederung_20_4" style:display-name="Title8~LT~Gliederung 4" style:family="paragraph" style:parent-style-name="Title8_7e_LT_7e_Gliederung_20_3" style:default-outline-level="">
      <style:paragraph-properties fo:margin-left="0cm" fo:margin-right="0cm" fo:margin-top="0.192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e3b30" style:text-outline="false" style:text-line-through-style="none" style:text-line-through-type="none" style:font-name="ＭＳ Ｐゴシック" fo:font-family="'ＭＳ Ｐゴシック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5" style:display-name="Title8~LT~Gliederung 5" style:family="paragraph" style:parent-style-name="Title8_7e_LT_7e_Gliederung_20_4" style:default-outline-level="">
      <style:paragraph-properties fo:margin-left="0cm" fo:margin-right="0cm" fo:margin-top="0.175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outline="false" style:text-line-through-style="none" style:text-line-through-type="none" style:font-name="ＭＳ Ｐゴシック" fo:font-family="'ＭＳ Ｐゴシック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8_7e_LT_7e_Gliederung_20_6" style:display-name="Title8~LT~Gliederung 6" style:family="paragraph" style:parent-style-name="Title8_7e_LT_7e_Gliederung_20_5" style:default-outline-level="">
      <style:paragraph-properties fo:margin-left="0cm" fo:margin-right="0cm" fo:margin-top="0.175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outline="false" style:text-line-through-style="none" style:text-line-through-type="none" style:font-name="ＭＳ Ｐゴシック" fo:font-family="'ＭＳ Ｐゴシック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8_7e_LT_7e_Gliederung_20_7" style:display-name="Title8~LT~Gliederung 7" style:family="paragraph" style:parent-style-name="Title8_7e_LT_7e_Gliederung_20_6" style:default-outline-level="">
      <style:paragraph-properties fo:margin-left="0cm" fo:margin-right="0cm" fo:margin-top="0.175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outline="false" style:text-line-through-style="none" style:text-line-through-type="none" style:font-name="ＭＳ Ｐゴシック" fo:font-family="'ＭＳ Ｐゴシック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8_7e_LT_7e_Gliederung_20_8" style:display-name="Title8~LT~Gliederung 8" style:family="paragraph" style:parent-style-name="Title8_7e_LT_7e_Gliederung_20_7" style:default-outline-level="">
      <style:paragraph-properties fo:margin-left="0cm" fo:margin-right="0cm" fo:margin-top="0.175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outline="false" style:text-line-through-style="none" style:text-line-through-type="none" style:font-name="ＭＳ Ｐゴシック" fo:font-family="'ＭＳ Ｐゴシック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8_7e_LT_7e_Gliederung_20_9" style:display-name="Title8~LT~Gliederung 9" style:family="paragraph" style:parent-style-name="Title8_7e_LT_7e_Gliederung_20_8" style:default-outline-level="">
      <style:paragraph-properties fo:margin-left="0cm" fo:margin-right="0cm" fo:margin-top="0.175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outline="false" style:text-line-through-style="none" style:text-line-through-type="none" style:font-name="ＭＳ Ｐゴシック" fo:font-family="'ＭＳ Ｐゴシック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8_7e_LT_7e_Titel" style:display-name="Title8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line-through-type="none" style:font-name="ＭＳ Ｐゴシック" fo:font-family="'ＭＳ Ｐゴシック'" style:font-family-generic="roman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8_7e_LT_7e_Untertitel" style:display-name="Title8~LT~Untertitel" style:family="paragraph" style:default-outline-level="">
      <style:paragraph-properties fo:margin-left="0cm" fo:margin-right="0cm" fo:margin-top="0.282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line-through-type="none" style:font-name="ＭＳ Ｐゴシック" fo:font-family="'ＭＳ Ｐゴシック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8_7e_LT_7e_Notizen" style:display-name="Title8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8_7e_LT_7e_Hintergrundobjekte" style:display-name="Title8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8_7e_LT_7e_Hintergrund" style:display-name="Title8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left="0cm" fo:margin-right="0cm" fo:margin-top="0.31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4e3b30" style:text-outline="false" style:text-line-through-style="none" style:text-line-through-type="none" style:font-name="ＭＳ Ｐゴシック" fo:font-family="'ＭＳ Ｐゴシック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left="0cm" fo:margin-right="0cm" fo:margin-top="0.272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e3b30" style:text-outline="false" style:text-line-through-style="none" style:text-line-through-type="none" style:font-name="ＭＳ Ｐゴシック" fo:font-family="'ＭＳ Ｐゴシック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left="0cm" fo:margin-right="0cm" fo:margin-top="0.233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e3b30" style:text-outline="false" style:text-line-through-style="none" style:text-line-through-type="none" style:font-name="ＭＳ Ｐゴシック" fo:font-family="'ＭＳ Ｐゴシック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left="0cm" fo:margin-right="0cm" fo:margin-top="0.192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e3b30" style:text-outline="false" style:text-line-through-style="none" style:text-line-through-type="none" style:font-name="ＭＳ Ｐゴシック" fo:font-family="'ＭＳ Ｐゴシック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left="0cm" fo:margin-right="0cm" fo:margin-top="0.175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outline="false" style:text-line-through-style="none" style:text-line-through-type="none" style:font-name="ＭＳ Ｐゴシック" fo:font-family="'ＭＳ Ｐゴシック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left="0cm" fo:margin-right="0cm" fo:margin-top="0.175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outline="false" style:text-line-through-style="none" style:text-line-through-type="none" style:font-name="ＭＳ Ｐゴシック" fo:font-family="'ＭＳ Ｐゴシック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left="0cm" fo:margin-right="0cm" fo:margin-top="0.175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outline="false" style:text-line-through-style="none" style:text-line-through-type="none" style:font-name="ＭＳ Ｐゴシック" fo:font-family="'ＭＳ Ｐゴシック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left="0cm" fo:margin-right="0cm" fo:margin-top="0.175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outline="false" style:text-line-through-style="none" style:text-line-through-type="none" style:font-name="ＭＳ Ｐゴシック" fo:font-family="'ＭＳ Ｐゴシック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left="0cm" fo:margin-right="0cm" fo:margin-top="0.175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outline="false" style:text-line-through-style="none" style:text-line-through-type="none" style:font-name="ＭＳ Ｐゴシック" fo:font-family="'ＭＳ Ｐゴシック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line-through-type="none" style:font-name="ＭＳ Ｐゴシック" fo:font-family="'ＭＳ Ｐゴシック'" style:font-family-generic="roman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left="0cm" fo:margin-right="0cm" fo:margin-top="0.282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line-through-type="none" style:font-name="ＭＳ Ｐゴシック" fo:font-family="'ＭＳ Ｐゴシック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wo_20_Content_7e_LT_7e_Gliederung_20_1" style:display-name="Two Content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4e3b3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wo_20_Content_7e_LT_7e_Gliederung_20_2" style:display-name="Two Content~LT~Gliederung 2" style:family="paragraph" style:parent-style-name="Two_20_Content_7e_LT_7e_Gliederung_20_1" style:default-outline-level="">
      <style:paragraph-properties fo:margin-left="0cm" fo:margin-right="0cm" fo:margin-top="0cm" fo:margin-bottom="0.4cm" style:contextual-spacing="false" fo:text-align="start" style:justify-single-word="false" fo:text-indent="0cm" style:auto-text-indent="false"/>
      <style:text-properties fo:color="#4e3b3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wo_20_Content_7e_LT_7e_Gliederung_20_3" style:display-name="Two Content~LT~Gliederung 3" style:family="paragraph" style:parent-style-name="Two_20_Content_7e_LT_7e_Gliederung_20_2" style:default-outline-level="">
      <style:paragraph-properties fo:margin-left="0cm" fo:margin-right="0cm" fo:margin-top="0cm" fo:margin-bottom="0.3cm" style:contextual-spacing="false" fo:text-align="start" style:justify-single-word="false" fo:text-indent="0cm" style:auto-text-indent="false"/>
      <style:text-properties fo:color="#4e3b3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4" style:display-name="Two Content~LT~Gliederung 4" style:family="paragraph" style:parent-style-name="Two_20_Content_7e_LT_7e_Gliederung_20_3" style:default-outline-level="">
      <style:paragraph-properties fo:margin-left="0cm" fo:margin-right="0cm" fo:margin-top="0cm" fo:margin-bottom="0.199cm" style:contextual-spacing="false" fo:text-align="start" style:justify-single-word="false" fo:text-indent="0cm" style:auto-text-indent="false"/>
      <style:text-properties fo:color="#4e3b30" style:text-outline="false" style:text-line-through-style="none" style:text-line-through-type="none" style:font-name="Lohit Hindi" fo:font-family="'Lohit Hindi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wo_20_Content_7e_LT_7e_Gliederung_20_5" style:display-name="Two Content~LT~Gliederung 5" style:family="paragraph" style:parent-style-name="Two_20_Content_7e_LT_7e_Gliederung_20_4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4e3b3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6" style:display-name="Two Content~LT~Gliederung 6" style:family="paragraph" style:parent-style-name="Two_20_Content_7e_LT_7e_Gliederung_20_5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4e3b3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7" style:display-name="Two Content~LT~Gliederung 7" style:family="paragraph" style:parent-style-name="Two_20_Content_7e_LT_7e_Gliederung_20_6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4e3b3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8" style:display-name="Two Content~LT~Gliederung 8" style:family="paragraph" style:parent-style-name="Two_20_Content_7e_LT_7e_Gliederung_20_7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4e3b3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9" style:display-name="Two Content~LT~Gliederung 9" style:family="paragraph" style:parent-style-name="Two_20_Content_7e_LT_7e_Gliederung_20_8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4e3b3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Titel" style:display-name="Two 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wo_20_Content_7e_LT_7e_Untertitel" style:display-name="Two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wo_20_Content_7e_LT_7e_Notizen" style:display-name="Two Conten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wo_20_Content_7e_LT_7e_Hintergrundobjekte" style:display-name="Two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wo_20_Content_7e_LT_7e_Hintergrund" style:display-name="Two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4e3b3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cm" fo:margin-right="0cm" fo:margin-top="0cm" fo:margin-bottom="0.4cm" style:contextual-spacing="false" fo:text-align="start" style:justify-single-word="false" fo:text-indent="0cm" style:auto-text-indent="false"/>
      <style:text-properties fo:color="#4e3b3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cm" fo:margin-right="0cm" fo:margin-top="0cm" fo:margin-bottom="0.3cm" style:contextual-spacing="false" fo:text-align="start" style:justify-single-word="false" fo:text-indent="0cm" style:auto-text-indent="false"/>
      <style:text-properties fo:color="#4e3b3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cm" fo:margin-right="0cm" fo:margin-top="0cm" fo:margin-bottom="0.199cm" style:contextual-spacing="false" fo:text-align="start" style:justify-single-word="false" fo:text-indent="0cm" style:auto-text-indent="false"/>
      <style:text-properties fo:color="#4e3b30" style:text-outline="false" style:text-line-through-style="none" style:text-line-through-type="none" style:font-name="Lohit Hindi" fo:font-family="'Lohit Hindi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4e3b3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4e3b3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4e3b3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4e3b3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4e3b3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8:35:28.008533222</meta:creation-date>
    <dc:date>2014-10-16T16:46:07.374718051</dc:date>
    <meta:editing-duration>PT4M16S</meta:editing-duration>
    <meta:editing-cycles>4</meta:editing-cycles>
    <meta:generator>LibreOffice/4.2.3.3$Linux_x86 LibreOffice_project/420m0$Build-3</meta:generator>
    <meta:document-statistic meta:table-count="0" meta:image-count="0" meta:object-count="0" meta:page-count="5" meta:paragraph-count="178" meta:word-count="432" meta:character-count="3183" meta:non-whitespace-character-count="2907"/>
  </office:meta>
</office:document-meta>
</file>